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41db3"/>
    </style:style>
    <style:style style:name="P2" style:family="paragraph" style:parent-style-name="Standard">
      <style:paragraph-properties fo:text-align="justify" style:justify-single-word="false"/>
      <style:text-properties style:use-window-font-color="true" officeooo:rsid="0009c7ca" officeooo:paragraph-rsid="0009c7ca"/>
    </style:style>
    <style:style style:name="P3" style:family="paragraph" style:parent-style-name="Standard">
      <style:paragraph-properties fo:text-align="justify" style:justify-single-word="false"/>
      <style:text-properties style:use-window-font-color="true" officeooo:rsid="00181ca1" officeooo:paragraph-rsid="00181ca1"/>
    </style:style>
    <style:style style:name="P4" style:family="paragraph" style:parent-style-name="Standard">
      <style:paragraph-properties fo:text-align="justify" style:justify-single-word="false"/>
      <style:text-properties style:use-window-font-color="true" fo:font-size="14pt" fo:language="de" fo:country="DE" style:text-underline-style="none" officeooo:rsid="00041db3" officeooo:paragraph-rsid="00041db3" style:font-size-asian="14pt" style:font-size-complex="14pt"/>
    </style:style>
    <style:style style:name="P5" style:family="paragraph" style:parent-style-name="Standard">
      <style:paragraph-properties fo:text-align="justify" style:justify-single-word="false"/>
      <style:text-properties style:use-window-font-color="true" fo:font-size="12pt" fo:language="de" fo:country="DE" style:text-underline-style="none" officeooo:rsid="001bf068" officeooo:paragraph-rsid="001bf068" style:font-size-asian="12pt" style:font-size-complex="12pt"/>
    </style:style>
    <style:style style:name="P6" style:family="paragraph" style:parent-style-name="Standard">
      <style:paragraph-properties fo:text-align="center" style:justify-single-word="false"/>
      <style:text-properties style:use-window-font-color="true" fo:font-size="16pt" fo:language="de" fo:country="DE" style:text-underline-style="solid" style:text-underline-width="auto" style:text-underline-color="font-color" officeooo:rsid="0000eb59" officeooo:paragraph-rsid="001c2a9b" style:font-size-asian="16pt" style:font-size-complex="16pt"/>
    </style:style>
    <style:style style:name="P7" style:family="paragraph" style:parent-style-name="Standard">
      <style:paragraph-properties fo:text-align="justify" style:justify-single-word="false"/>
      <style:text-properties fo:font-size="12pt" officeooo:rsid="001bf068" officeooo:paragraph-rsid="001bf068" style:font-size-asian="12pt" style:font-size-complex="12pt"/>
    </style:style>
    <style:style style:name="T1" style:family="text">
      <style:text-properties officeooo:rsid="0005e11d"/>
    </style:style>
    <style:style style:name="T2" style:family="text">
      <style:text-properties fo:font-size="14pt" fo:language="de" fo:country="DE" style:text-underline-style="none" style:font-size-asian="14pt" style:font-size-complex="14pt"/>
    </style:style>
    <style:style style:name="T3" style:family="text">
      <style:text-properties fo:font-size="14pt" fo:language="de" fo:country="DE" style:text-underline-style="none" officeooo:rsid="00051cf9" style:font-size-asian="14pt" style:font-size-complex="14pt"/>
    </style:style>
    <style:style style:name="T4" style:family="text">
      <style:text-properties fo:font-size="14pt" fo:language="de" fo:country="DE" style:text-underline-style="none" officeooo:rsid="00074b69" style:font-size-asian="14pt" style:font-size-complex="14pt"/>
    </style:style>
    <style:style style:name="T5" style:family="text">
      <style:text-properties fo:font-size="14pt" fo:language="de" fo:country="DE" style:text-underline-style="none" officeooo:rsid="00077efe" style:font-size-asian="14pt" style:font-size-complex="14pt"/>
    </style:style>
    <style:style style:name="T6" style:family="text">
      <style:text-properties fo:font-size="14pt" fo:language="de" fo:country="DE" style:text-underline-style="none" officeooo:rsid="0009e7e1" style:font-size-asian="14pt" style:font-size-complex="14pt"/>
    </style:style>
    <style:style style:name="T7" style:family="text">
      <style:text-properties fo:font-size="14pt" fo:language="de" fo:country="DE" style:text-underline-style="none" officeooo:rsid="000c25f8" style:font-size-asian="14pt" style:font-size-complex="14pt"/>
    </style:style>
    <style:style style:name="T8" style:family="text">
      <style:text-properties fo:font-size="14pt" fo:language="de" fo:country="DE" style:text-underline-style="none" officeooo:rsid="000df136" style:font-size-asian="14pt" style:font-size-complex="14pt"/>
    </style:style>
    <style:style style:name="T9" style:family="text">
      <style:text-properties fo:font-size="14pt" fo:language="de" fo:country="DE" style:text-underline-style="none" officeooo:rsid="000fd386" style:font-size-asian="14pt" style:font-size-complex="14pt"/>
    </style:style>
    <style:style style:name="T10" style:family="text">
      <style:text-properties fo:font-size="14pt" fo:language="de" fo:country="DE" style:text-underline-style="none" officeooo:rsid="000fe6c9" style:font-size-asian="14pt" style:font-size-complex="14pt"/>
    </style:style>
    <style:style style:name="T11" style:family="text">
      <style:text-properties fo:font-size="14pt" fo:language="de" fo:country="DE" style:text-underline-style="none" officeooo:rsid="0010fc2a" style:font-size-asian="14pt" style:font-size-complex="14pt"/>
    </style:style>
    <style:style style:name="T12" style:family="text">
      <style:text-properties fo:font-size="14pt" fo:language="de" fo:country="DE" style:text-underline-style="none" officeooo:rsid="0015a0bd" style:font-size-asian="14pt" style:font-size-complex="14pt"/>
    </style:style>
    <style:style style:name="T13" style:family="text">
      <style:text-properties fo:font-size="14pt" fo:language="de" fo:country="DE" style:text-underline-style="none" officeooo:rsid="00167bae" style:font-size-asian="14pt" style:font-size-complex="14pt"/>
    </style:style>
    <style:style style:name="T14" style:family="text">
      <style:text-properties fo:font-size="14pt" fo:language="de" fo:country="DE" style:text-underline-style="none" officeooo:rsid="00181ca1" style:font-size-asian="14pt" style:font-size-complex="14pt"/>
    </style:style>
    <style:style style:name="T15" style:family="text">
      <style:text-properties fo:font-size="14pt" fo:language="de" fo:country="DE" style:text-underline-style="none" officeooo:rsid="0019985f" style:font-size-asian="14pt" style:font-size-complex="14pt"/>
    </style:style>
    <style:style style:name="T16" style:family="text">
      <style:text-properties fo:font-size="14pt" fo:language="de" fo:country="DE" style:text-underline-style="none" officeooo:rsid="001a14b8" style:font-size-asian="14pt" style:font-size-complex="14pt"/>
    </style:style>
    <style:style style:name="T17" style:family="text">
      <style:text-properties fo:font-size="14pt" fo:language="de" fo:country="DE" style:text-underline-style="none" officeooo:rsid="001bf068" style:font-size-asian="14pt" style:font-size-complex="14pt"/>
    </style:style>
    <style:style style:name="T18" style:family="text">
      <style:text-properties style:use-window-font-color="true" fo:font-size="14pt" fo:language="de" fo:country="DE" style:text-underline-style="none" style:font-size-asian="14pt" style:font-size-complex="14pt"/>
    </style:style>
    <style:style style:name="T19" style:family="text">
      <style:text-properties style:use-window-font-color="true" fo:font-size="14pt" fo:language="de" fo:country="DE" style:text-underline-style="none" officeooo:rsid="00074b69" style:font-size-asian="14pt" style:font-size-complex="14pt"/>
    </style:style>
    <style:style style:name="T20" style:family="text">
      <style:text-properties style:use-window-font-color="true" fo:font-size="14pt" fo:language="de" fo:country="DE" style:text-underline-style="none" officeooo:rsid="00077efe" style:font-size-asian="14pt" style:font-size-complex="14pt"/>
    </style:style>
    <style:style style:name="T21" style:family="text">
      <style:text-properties style:use-window-font-color="true" fo:font-size="14pt" fo:language="de" fo:country="DE" style:text-underline-style="none" officeooo:rsid="000df136" style:font-size-asian="14pt" style:font-size-complex="14pt"/>
    </style:style>
    <style:style style:name="T22" style:family="text">
      <style:text-properties style:use-window-font-color="true" fo:font-size="14pt" fo:language="de" fo:country="DE" style:text-underline-style="none" officeooo:rsid="00083205" style:font-size-asian="14pt" style:font-size-complex="14pt"/>
    </style:style>
    <style:style style:name="T23" style:family="text">
      <style:text-properties style:use-window-font-color="true" fo:font-size="14pt" fo:language="de" fo:country="DE" style:text-underline-style="none" officeooo:rsid="00041db3" style:font-size-asian="14pt" style:font-size-complex="14pt"/>
    </style:style>
    <style:style style:name="T24" style:family="text">
      <style:text-properties style:use-window-font-color="true" fo:font-size="14pt" fo:language="de" fo:country="DE" style:text-underline-style="none" officeooo:rsid="00051cf9" style:font-size-asian="14pt" style:font-size-complex="14pt"/>
    </style:style>
    <style:style style:name="T25" style:family="text">
      <style:text-properties style:use-window-font-color="true" fo:font-size="14pt" fo:language="de" fo:country="DE" style:text-underline-style="none" officeooo:rsid="0013a315" style:font-size-asian="14pt" style:font-size-complex="14pt"/>
    </style:style>
    <style:style style:name="T26" style:family="text">
      <style:text-properties style:use-window-font-color="true" fo:font-size="14pt" fo:language="de" fo:country="DE" style:text-underline-style="none" officeooo:rsid="0010fc2a" style:font-size-asian="14pt" style:font-size-complex="14pt"/>
    </style:style>
    <style:style style:name="T27" style:family="text">
      <style:text-properties style:use-window-font-color="true" fo:font-size="14pt" fo:language="de" fo:country="DE" style:text-underline-style="none" officeooo:rsid="0015a0bd" style:font-size-asian="14pt" style:font-size-complex="14pt"/>
    </style:style>
    <style:style style:name="T28" style:family="text">
      <style:text-properties style:use-window-font-color="true" fo:language="de" fo:country="DE" style:text-underline-style="none"/>
    </style:style>
    <style:style style:name="T29" style:family="text">
      <style:text-properties style:use-window-font-color="true" fo:language="de" fo:country="DE" style:text-underline-style="none" officeooo:rsid="00041db3"/>
    </style:style>
    <style:style style:name="T30" style:family="text">
      <style:text-properties officeooo:rsid="001c2a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9">V</text:span><text:span text:style-name="T28">orwort:</text:span></text:p>
      <text:p text:style-name="P5">Die folgende Rede ist <text:span text:style-name="T30">s</text:span>atirisch zu verstehen. Sie mag in Punkten die Wahrheit wiedergeben, wenn auch überspitzt oder herablassend. Es handelt sich hierbei um meine <text:span text:style-name="T30">p</text:span>ersönliche Meinung zu verschiedenen Themen. Ich möchte mit diesem Text lediglich über persönliche Missstände und Problem<text:span text:style-name="T30">e</text:span> im Alltag berichten und in keiner Weise beleidigend sondern höchstens zum Denken anstoßend wirken.</text:p>
      <text:p text:style-name="P4"/>
      <text:p text:style-name="P4"/>
      <text:p text:style-name="P4"/>
      <text:p text:style-name="P6">Warum Computer<text:span text:style-name="T1">(spiele)</text:span> die einzig logische Entscheidung sind</text:p>
      <text:p text:style-name="P4"/>
      <text:p text:style-name="P1"><text:span text:style-name="T23">In der Geschichte der Menschheit gab es viele Fehltritte. </text:span><text:span text:style-name="T24">Ob Weltkriege, politische Entscheidungen oder einfach alltägliches Handeln. Menschen scheinen trotz ihrer fortgeschrittenen Evolution noch keinen Grad der Perfektion erlangt zu haben. Jeden Tag erlebe ich </text:span><text:span text:style-name="T19">aufs</text:span><text:span text:style-name="T24"> neue, wie unausgeglichen, sinnfrei, beeinflussbar </text:span><text:span text:style-name="T25">oder einfach nur unüberlegt</text:span><text:span text:style-name="T24"> diese Welt doch ist. Da wäre zunächst die Schule. Die Schule ist in meinem Kopf ein endloser Konflikt aus „man braucht ein Abitur um etwas im Leben zu erreichen“ und der Tatsache, wie schlecht unser Bildungssystem </text:span><text:span text:style-name="T25">meiner Meinung nach </text:span><text:span text:style-name="T24"><text:s/></text:span><text:span text:style-name="T25">für Schüler </text:span><text:span text:style-name="T24">ist. Was sagen Noten denn wirklich über mich aus. Meine Passion ist die Informatik, weshalb ich sie auch des </text:span><text:span text:style-name="T26">Ö</text:span><text:span text:style-name="T24">ftere</text:span><text:span text:style-name="T3">n allem anderen vorziehe, doch warum bekomme ich selbst in diesem Fach, dem ich </text:span><text:span text:style-name="T7">z</text:span><text:span text:style-name="T3">eitweise fünf oder mehr Stunden an einem Schultag widme, auch Vieren und Fünfen? Gleichzeitig sterbe ich im Informatikunterricht vor Langeweile. Wenn ich privat etwas programmiere, dann ist das ein Script zum </text:span><text:span text:style-name="T11">E</text:span><text:span text:style-name="T3">rstellen einer Internetseite, </text:span><text:span text:style-name="T5">e</text:span><text:span text:style-name="T3">in Script was mit einem Demokonto in Echtzeitaktien investiert oder eine Kalenderapp. Das letzte was ich in der Schule programmiert habe, war ein Programm, welches die Zahlen von eins bis 500 mischt und dann grafisch ausgibt. Es trete nun vor, wer mir den Sinn dieser Anwendung zu erklären vermag. Für dieses Projekt wurden bereits acht <text:s/>Unterrichtsstunden benötigt. Ich habe dabei die Zeit gestoppt und etwa 20 Minuten gebraucht, obwohl Pascal nicht meine beste Programmiersprache ist. Im Mathematikunterricht hingegen </text:span><text:span text:style-name="T12">scheint es anstatt um logisches Denken und Fachkompetenz</text:span><text:span text:style-name="T3"> </text:span><text:span text:style-name="T12">nur um </text:span><text:span text:style-name="T3">Geschwindigkeit </text:span><text:span text:style-name="T12">zu gehen</text:span><text:span text:style-name="T3">. Ich lerne für Arbeiten nicht wenig, doch wenn meine Lehrerin sagt, sie habe die Arbeit in der selben Zeit geschafft, die sie uns zur Verfügung stellt, dann ist das so, als würde der Informatiklehrer erwarten, alle würden für die Aufgabe 20 Minuten brauchen und keine Sekunde länger. Ein</text:span><text:span text:style-name="T5">e</text:span><text:span text:style-name="T3"> Anmerkung am Rande, unangekündigte Test demotivieren nur. Niemand lernt für jedes Fach zu jeder Stunde den gesamten Lernstoff, wenn das überhaupt zeitlich schaffbar ist, und eine fünf mehr hilft mir nicht, mich zu verbessern. </text:span><text:span text:style-name="T12">Wie sollte das jemanden motivieren?</text:span><text:span text:style-name="T3"> Damit zurück zu meiner Frage, was denn Noten aussagen. Die Bewertung erfolgt nach einem festgelegten Maßstab. Aber was ist dieser Maßstab? Wie akkurat ist dieser Maßstab? Und kann man überhaupt einen Maßstab auf tausende Schüler anwenden? Ich </text:span><text:span text:style-name="T7">denk</text:span><text:span text:style-name="T3">e nicht. Dieses undifferenzierte lernen, bei dem ich </text:span><text:span text:style-name="T7">manc</text:span><text:span text:style-name="T8">h</text:span><text:span text:style-name="T7">mal</text:span><text:span text:style-name="T3"> unterfordert, aber </text:span><text:span text:style-name="T7">häufiger</text:span><text:span text:style-name="T3"> überfordert werde, </text:span><text:span text:style-name="T12">scheint mir im nicht ganz durchdacht</text:span><text:span text:style-name="T3">. Um dem auf den Grund zu gehen, ist es hilfreich zu erkennen, von wo diese </text:span><text:soft-page-break/><text:span text:style-name="T3">Entscheidungen über Maßstab, über Benotung und über „Abiturient sein oder nicht sein“ getroffen werden. Das geschieht an einem Ort namens Bildungsministerium. Und nicht irgendeinem, sondern dank unserem föderalistischen System, was neben Ferienzeiten, Netzausbau, Feiertagen und Gesetzen auch Schulregelungen möglichst </text:span><text:span text:style-name="T8">s</text:span><text:span text:style-name="T3">uboptimal abstimmt, im </text:span><text:span text:style-name="T4">b</text:span><text:span text:style-name="T3">randenburgischen </text:span><text:span text:style-name="T4">Ministerium für Bildung, Jugend und Sport, mit Sitz in Potsdam. Leider ist das Internet in Brandenburg nicht so gut wie im grünen Thüringen, was womöglich Grund für die schlechte Absprache zwischen der Schule und dem Ministerium ist. Die Coronakrise ist dafür ein </text:span><text:span text:style-name="T12">wahres</text:span><text:span text:style-name="T4"> Musterbeispiel. Es möge der Schüler einen Meter und fünfzig Abstand </text:span><text:span text:style-name="T19">halten, so heißt es, doch der Schüler mag nicht. Wenn ich mit dem Gesicht an der Wand und den daran mit Reißzwecken aufgehängten Schülergemälden entlang schleife, und alle anderen natürlich auch, dann </text:span><text:span text:style-name="T20">ist unserer Flur wohl breit genug und ich bekomme neben lustigen Ohrlöchern auch eine hohe Chance an Corona zu erkranken, da die Wand eine oft genutzte Kontaktfläche wäre. </text:span><text:span text:style-name="T27">Andernfalls sind unsere Flure einfach nicht breit genug um Abstände einzuhalten, schon gar nicht wenn ich mit 10 anderen Schüler auf dem Flur auf den Lehrer warte. </text:span><text:span text:style-name="T20">Es wundert mich, da</text:span><text:span text:style-name="T21">s</text:span><text:span text:style-name="T20">s sich unser staatlich unterfinanziertes Bildungsministerium so breite Flure leisten kann, um die eigenen Regelungen einzuhalten. </text:span><text:span text:style-name="T22">Um mit d</text:span><text:span text:style-name="T21">en</text:span><text:span text:style-name="T22"> gröberen Schulprobleme</text:span><text:span text:style-name="T21">n</text:span><text:span text:style-name="T22"> abzuschließen möchte ich noch fragen, ob ich wissen muss, das unsere </text:span><text:span text:style-name="T27">selbstzerstörerische</text:span><text:span text:style-name="T22"> Spezies von einst unschuldigen Affen abstammt, um Programmierer zu werden. Doch genug zu unserem Schulwesen. Man kann solche Abläufe der Inkompetenz so detailliert betrachten wie ein Mandelbrotfraktal, oder man lässt es, um nicht versehentlich den Sinn des Lebens darin zu finden. Politiker würde sich das dann nennen und da tut sich ein Abgrund auf, der, falls ich ihn erläuterte, wohl meine Festplatte auslasten würde.</text:span></text:p>
      <text:p text:style-name="P2"><text:span text:style-name="T2">Doch kann ich zumindest auf einen Aspekt davon eingehen. Männer mit weißem langem Bart sind sehr weise und mit dem Alter und der Lebenserfahrung lernt man Dinge ganz neu einzuschätzen. Das stimmt so nicht, denn man lernt damit Dinge </text:span><text:span text:style-name="T10">wohl eher nach alten Ansichten</text:span><text:span text:style-name="T2"> einzuschätzen. Weisheit zweifle ich im allgemeinen an, doch ob veraltete Ansichten die besten Ansichten sind sollte sich von selbst erschließen. </text:span><text:span text:style-name="T10">I</text:span><text:span text:style-name="T2">n der Politik </text:span><text:span text:style-name="T10">aber </text:span><text:span text:style-name="T2">gibt </text:span><text:span text:style-name="T10">es</text:span><text:span text:style-name="T2"> </text:span><text:span text:style-name="T10">fast ausschließlich</text:span><text:span text:style-name="T2"> alte Menschen. Selbst </text:span><text:span text:style-name="T6">der junge CDUler </text:span><text:span text:style-name="T2">Philipp Amthor sieht nicht aus wie ein Jahrgang 92 und </text:span><text:span text:style-name="T6">h</text:span><text:span text:style-name="T2">andelt </text:span><text:span text:style-name="T6">oder benimmt sich </text:span><text:span text:style-name="T2">auch nicht </text:span><text:span text:style-name="T10">entsprechend</text:span><text:span text:style-name="T2">. </text:span><text:span text:style-name="T6">Was viele vielleicht vergessen haben, sind die Umstände unter denen viele dieser Politiker aufgewachsen sind. Manchmal streng gläubig, in einer anderen, älteren Welt, und manche haben vielleicht sogar noch </text:span><text:span text:style-name="T9">Wilhelm Piek</text:span><text:span text:style-name="T6"> </text:span><text:span text:style-name="T10">die Hand </text:span><text:span text:style-name="T6">geschüttelt. So brannten sich Weltbilder, Regeln und Weisheiten in Köpfe, die heute für Deutschland Entscheidungen abwägen. </text:span><text:span text:style-name="T8">Inzwischen ist</text:span><text:span text:style-name="T6"> Alkohol ein Kulturdroge, aber Marihuana strengstens </text:span><text:span text:style-name="T8">v</text:span><text:span text:style-name="T6">erboten, obwohl Alkohol Langzeitschäden und Abhängigkeiten hervorruft, die bei Hanf nicht so schlimm ausfallen. </text:span><text:span text:style-name="T12">Teile der Politik wandern immer weiter in jenes rechte Spektrum ab, welches uns mit einem Weltkrieg als Höhepunkt für Jahrzehnte in zwei Hälften geteilt hat. </text:span><text:span text:style-name="T13">Und wieder einmal versagen deutsche Ämter, in diesem Fall der Verfassungsschutz, der sich nicht traut oder dem es nicht erlaubt ist Nazis Nazis zu nennen. </text:span><text:span text:style-name="T14">Genauso werden auch Entscheidungen wie Gehälter, Homoehe, </text:span><text:soft-page-break/><text:span text:style-name="T14">Coronamaßnahmen, Bauvorhaben und Gesetze realitätsfern und ohne die Auswirkungen aller Möglichkeiten zu bedenken getroffen.</text:span></text:p>
      <text:p text:style-name="P3"><text:span text:style-name="T14">B</text:span><text:span text:style-name="T2">ei Anbetracht dieser verwirrenden unzuverlässigen Welt scheint mir die Technik und mein Computer das einzig zuverlässige. Und wenn er doch mal einen Fehler hat, dann bin ich Schuld, oder die Firma die das Fehlerhafte Programm veröffentlicht hat oder doch jemand ganz anderes, aber nicht der Computer. Das ist der Grund warum ich Grand Theft Auto Online über 593 Stunden, Fallout 4 knapp 200 Stunden und Minecraft vermutlich mehr als beide Spiele zusammen gespielt habe. Eine der Grundlegenden Regeln eines </text:span><text:span text:style-name="T15">Programms</text:span><text:span text:style-name="T2"> ist, das bei gleichbleibendem Programm auch die Ausgabe gleich ist, zuverlässiger könnte es kaum sei</text:span><text:span text:style-name="T15">n. Und da auch Videospiele diesen Regeln unterliegen können sie trotz ihrer zunehmenden Komplexität gleichzeitig transparent und verständlich bleiben. Ich bemitleide jeden, der noch nicht in einer Welt war, deren Regeln er wirklich begriffen hat. Entgegen den Vermutungen älterer Politiker sind die meisten Computerspieler auch noch in der Lage zwischen Spiel und Realität zu unterscheiden, vor allem wenn ich in der Schule bin scheint mir der Unterschied in Sachen Spaßfaktor unübersehbar groß zu sein. Auch zum Amokläufer wird man durch Computerspiele nicht, früher haben die Jungen doch auch Räuber und Gendarm oder sogar Krieg gespielt, erstaunlich vielen hat der echte Krieg aber nicht so viel Spaß gemacht. Ich sehe Computerspiele lediglich als die Zeitgemäße Variante dieser Kinderspiele und habe eher selten, wenn nicht sogar gar nicht das Bedürfnis nach einem Kopfschuss in einem Spiel das selbe an echten Menschen auszuprobieren. Diese Befürchtung scheint mir lächerlich, allein durch den Fakt, das </text:span><text:span text:style-name="T16">eines der Erfolgreichsten Spiele, Grand Theft Auto V, sich über 136 Millionen (stand 2019) mal verkauft hat, wobei solch ein Anstieg von Gewalt wohl aufgefallen wäre. So empfehle ich jedem, der ab und zu mal eine Pause <text:s/>von dieser Welt braucht, ob nach einer Prüfung oder einfach nach einem anstrengenden Schultag für ein paar Stunden in eine andere Welt ab zu tauchen </text:span><text:span text:style-name="T17">und lästige Gedanken der echten Welt abzuschal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6-09T22:29:26.114000000</dc:date>
    <meta:editing-duration>PT7H2M34S</meta:editing-duration>
    <meta:editing-cycles>12</meta:editing-cycles>
    <meta:document-statistic meta:table-count="0" meta:image-count="0" meta:object-count="0" meta:page-count="3" meta:paragraph-count="6" meta:word-count="1299" meta:character-count="8716" meta:non-whitespace-character-count="7420"/>
  </office:meta>
</office:document-meta>
</file>